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18.314cm" fo:min-width="13.119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22cm" fo:min-width="1.073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18.314cm" fo:min-width="3.594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5.113cm" fo:min-width="12.484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5.113cm" fo:min-width="2.9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2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653cm" svg:height="18.598cm" svg:x="1.422cm" svg:y="1.317cm">
          <text:p text:style-name="P1">ISD 1<text:line-break/>1-ff00:0:x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223cm" svg:height="2.222cm" svg:x="8.742cm" svg:y="5.974cm">
          <text:p text:style-name="P3">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223cm" svg:height="2.222cm" svg:x="16.968cm" svg:y="5.974cm">
          <text:p text:style-name="P3">2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223cm" svg:height="2.222cm" svg:x="5.568cm" svg:y="12.007cm">
          <text:p text:style-name="P3">1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23cm" svg:height="2.222cm" svg:x="11.918cm" svg:y="5.975cm">
          <text:p text:style-name="P3">1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2.223cm" svg:height="2.222cm" svg:x="11.917cm" svg:y="12.007cm">
          <text:p text:style-name="P3">1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965cm" svg:y1="7.085cm" svg:x2="11.918cm" svg:y2="7.086cm" draw:start-shape="id1" draw:start-glue-point="10" draw:end-shape="id2" draw:end-glue-point="6" svg:d="M10965 7085l953 1" svg:viewBox="0 0 954 2">
          <text:p/>
        </draw:connector>
        <draw:connector draw:style-name="gr3" draw:text-style-name="P4" draw:layer="layout" draw:type="line" svg:x1="14.141cm" svg:y1="7.086cm" svg:x2="16.968cm" svg:y2="7.085cm" draw:start-shape="id2" draw:start-glue-point="10" draw:end-shape="id3" draw:end-glue-point="6" svg:d="M14141 7086l2827-1" svg:viewBox="0 0 2828 2">
          <text:p/>
        </draw:connector>
        <draw:connector draw:style-name="gr3" draw:text-style-name="P4" draw:layer="layout" draw:type="line" svg:x1="6.68cm" svg:y1="12.007cm" svg:x2="9.854cm" svg:y2="8.196cm" draw:start-shape="id4" draw:start-glue-point="4" draw:end-shape="id1" draw:end-glue-point="8" svg:d="M6680 12007l3174-3811" svg:viewBox="0 0 3175 3812">
          <text:p/>
        </draw:connector>
        <draw:custom-shape draw:style-name="gr2" draw:text-style-name="P3" xml:id="id6" draw:id="id6" draw:layer="layout" svg:width="2.223cm" svg:height="2.222cm" svg:x="16.968cm" svg:y="12.007cm">
          <text:p text:style-name="P3">2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03cm" svg:y1="8.197cm" svg:x2="13.029cm" svg:y2="12.007cm" draw:start-shape="id2" draw:start-glue-point="8" draw:end-shape="id5" draw:end-glue-point="4" svg:d="M13030 8197l-1 3810" svg:viewBox="0 0 2 3811">
          <text:p/>
        </draw:connector>
        <draw:connector draw:style-name="gr3" draw:text-style-name="P4" draw:layer="layout" draw:type="line" svg:x1="18.08cm" svg:y1="8.196cm" svg:x2="18.08cm" svg:y2="12.007cm" draw:start-shape="id3" draw:start-glue-point="8" draw:end-shape="id6" draw:end-glue-point="4" svg:d="M18080 8196v3811" svg:viewBox="0 0 1 3812">
          <text:p/>
        </draw:connector>
        <draw:custom-shape draw:style-name="gr4" draw:text-style-name="P2" draw:layer="layout" svg:width="4.128cm" svg:height="18.598cm" svg:x="15.997cm" svg:y="1.317cm">
          <text:p text:style-name="P1">ISD 2</text:p>
          <text:p text:style-name="P5">2-ff00:0:x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018cm" svg:height="5.397cm" svg:x="1.74cm" svg:y="4.122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74cm" svg:height="5.397cm" svg:x="16.333cm" svg:y="4.122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223cm" svg:height="2.222cm" svg:x="8.743cm" svg:y="12.007cm">
          <text:p text:style-name="P3">1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9.855cm" svg:y1="12.007cm" svg:x2="9.855cm" svg:y2="8.197cm" draw:start-shape="id7" draw:start-glue-point="4" svg:d="M9855 12007v-3810" svg:viewBox="0 0 1 3811">
          <text:p/>
        </draw:connector>
        <draw:custom-shape draw:style-name="gr2" draw:text-style-name="P6" xml:id="id9" draw:id="id9" draw:layer="layout" svg:width="2.223cm" svg:height="2.222cm" svg:x="5.568cm" svg:y="16.77cm">
          <text:p text:style-name="P6"><text:span text:style-name="T1">11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0" draw:id="id10" draw:layer="layout" svg:width="2.223cm" svg:height="2.222cm" svg:x="8.743cm" svg:y="16.769cm">
          <text:p text:style-name="P6"><text:span text:style-name="T1">11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8" draw:id="id8" draw:layer="layout" svg:width="2.223cm" svg:height="2.222cm" svg:x="2.392cm" svg:y="16.769cm">
          <text:p text:style-name="P6"><text:span text:style-name="T1">11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.504cm" svg:y1="16.769cm" svg:x2="6.68cm" svg:y2="14.229cm" draw:start-shape="id8" draw:start-glue-point="4" draw:end-shape="id4" draw:end-glue-point="8" svg:d="M3504 16769l3176-2540" svg:viewBox="0 0 3177 2541">
          <text:p/>
        </draw:connector>
        <draw:connector draw:style-name="gr3" draw:text-style-name="P4" draw:layer="layout" draw:type="line" svg:x1="6.68cm" svg:y1="16.77cm" svg:x2="6.68cm" svg:y2="14.229cm" draw:start-shape="id9" draw:start-glue-point="4" svg:d="M6680 16770v-2541" svg:viewBox="0 0 1 2542">
          <text:p/>
        </draw:connector>
        <draw:connector draw:style-name="gr3" draw:text-style-name="P4" draw:layer="layout" draw:type="line" svg:x1="9.855cm" svg:y1="16.769cm" svg:x2="9.855cm" svg:y2="14.229cm" draw:start-shape="id10" draw:start-glue-point="4" draw:end-shape="id7" draw:end-glue-point="8" svg:d="M9855 16769v-2540" svg:viewBox="0 0 1 2541">
          <text:p/>
        </draw:connector>
        <draw:frame draw:style-name="gr7" draw:text-style-name="P8" draw:layer="layout" svg:width="1.588cm" svg:height="0.763cm" svg:x="2.687cm" svg:y="16.022cm">
          <draw:text-box>
            <text:p text:style-name="P7"><text:span text:style-name="T1">#123</text:span></text:p>
          </draw:text-box>
        </draw:frame>
        <draw:frame draw:style-name="gr7" draw:text-style-name="P8" draw:layer="layout" svg:width="1.905cm" svg:height="0.763cm" svg:x="4.692cm" svg:y="14.207cm">
          <draw:text-box>
            <text:p text:style-name="P7"><text:span text:style-name="T1">#1111</text:span></text:p>
          </draw:text-box>
        </draw:frame>
        <draw:frame draw:style-name="gr7" draw:text-style-name="P8" draw:layer="layout" svg:width="1.905cm" svg:height="0.763cm" svg:x="6.397cm" svg:y="14.207cm">
          <draw:text-box>
            <text:p text:style-name="P7"><text:span text:style-name="T1">#1112</text:span></text:p>
          </draw:text-box>
        </draw:frame>
        <draw:frame draw:style-name="gr7" draw:text-style-name="P8" draw:layer="layout" svg:width="1.905cm" svg:height="0.763cm" svg:x="5.762cm" svg:y="16.112cm">
          <draw:text-box>
            <text:p text:style-name="P7"><text:span text:style-name="T1">#234</text:span></text:p>
          </draw:text-box>
        </draw:frame>
        <draw:frame draw:style-name="gr7" draw:text-style-name="P8" draw:layer="layout" svg:width="1.905cm" svg:height="0.763cm" svg:x="8.937cm" svg:y="14.207cm">
          <draw:text-box>
            <text:p text:style-name="P7"><text:span text:style-name="T1">#1121</text:span></text:p>
          </draw:text-box>
        </draw:frame>
        <draw:frame draw:style-name="gr7" draw:text-style-name="P8" draw:layer="layout" svg:width="1.905cm" svg:height="0.763cm" svg:x="8.937cm" svg:y="16.112cm">
          <draw:text-box>
            <text:p text:style-name="P7"><text:span text:style-name="T1">#345</text:span></text:p>
          </draw:text-box>
        </draw:frame>
        <draw:frame draw:style-name="gr7" draw:text-style-name="P8" draw:layer="layout" svg:width="1.905cm" svg:height="0.763cm" svg:x="5.862cm" svg:y="11.349cm">
          <draw:text-box>
            <text:p text:style-name="P7"><text:span text:style-name="T1">#111</text:span></text:p>
          </draw:text-box>
        </draw:frame>
        <draw:frame draw:style-name="gr7" draw:text-style-name="P8" draw:layer="layout" svg:width="1.905cm" svg:height="0.763cm" svg:x="8.62cm" svg:y="8.174cm">
          <draw:text-box>
            <text:p text:style-name="P7"><text:span text:style-name="T1">#2</text:span></text:p>
          </draw:text-box>
        </draw:frame>
        <draw:frame draw:style-name="gr7" draw:text-style-name="P8" draw:layer="layout" svg:width="1.905cm" svg:height="0.763cm" svg:x="9.672cm" svg:y="8.174cm">
          <draw:text-box>
            <text:p text:style-name="P7"><text:span text:style-name="T1">#3</text:span></text:p>
          </draw:text-box>
        </draw:frame>
        <draw:frame draw:style-name="gr7" draw:text-style-name="P8" draw:layer="layout" svg:width="1.905cm" svg:height="0.763cm" svg:x="8.955cm" svg:y="11.349cm">
          <draw:text-box>
            <text:p text:style-name="P7"><text:span text:style-name="T1">#453</text:span></text:p>
          </draw:text-box>
        </draw:frame>
        <draw:frame draw:style-name="gr7" draw:text-style-name="P8" draw:layer="layout" svg:width="1.905cm" svg:height="0.763cm" svg:x="12.112cm" svg:y="11.349cm">
          <draw:text-box>
            <text:p text:style-name="P7"><text:span text:style-name="T1">#104</text:span></text:p>
          </draw:text-box>
        </draw:frame>
        <draw:frame draw:style-name="gr7" draw:text-style-name="P8" draw:layer="layout" svg:width="1.905cm" svg:height="0.763cm" svg:x="12.43cm" svg:y="8.174cm">
          <draw:text-box>
            <text:p text:style-name="P7"><text:span text:style-name="T1">#21</text:span></text:p>
          </draw:text-box>
        </draw:frame>
        <draw:frame draw:style-name="gr7" draw:text-style-name="P8" draw:layer="layout" svg:width="1.905cm" svg:height="0.763cm" svg:x="10.742cm" svg:y="6.397cm">
          <draw:text-box>
            <text:p text:style-name="P7"><text:span text:style-name="T1">#1</text:span></text:p>
          </draw:text-box>
        </draw:frame>
        <draw:frame draw:style-name="gr8" draw:text-style-name="P8" draw:layer="layout" svg:width="1.905cm" svg:height="0.763cm" draw:transform="rotate (1.57568324870048) translate (11.349cm 7.35cm)">
          <draw:text-box>
            <text:p text:style-name="P7"><text:span text:style-name="T1">-A#10</text:span></text:p>
          </draw:text-box>
        </draw:frame>
        <draw:frame draw:style-name="gr7" draw:text-style-name="P8" draw:layer="layout" svg:width="2.223cm" svg:height="0.763cm" draw:transform="rotate (1.56625847073971) translate (14.017cm 7.347cm)">
          <draw:text-box>
            <text:p text:style-name="P7"><text:span text:style-name="T1">-B#210</text:span></text:p>
          </draw:text-box>
        </draw:frame>
        <draw:frame draw:style-name="gr9" draw:text-style-name="P8" draw:layer="layout" svg:width="2.223cm" svg:height="0.763cm" svg:x="16.975cm" svg:y="8.174cm">
          <draw:text-box>
            <text:p text:style-name="P7"><text:span text:style-name="T1">-B#450</text:span></text:p>
          </draw:text-box>
        </draw:frame>
        <draw:frame draw:style-name="gr9" draw:text-style-name="P8" draw:layer="layout" svg:width="2.223cm" svg:height="0.763cm" draw:transform="rotate (1.55404116597575) translate (16.34cm 7.337cm)">
          <draw:text-box>
            <text:p text:style-name="P7"><text:span text:style-name="T1">-A#105</text:span></text:p>
          </draw:text-box>
        </draw:frame>
        <draw:frame draw:style-name="gr9" draw:text-style-name="P8" draw:layer="layout" svg:width="2.223cm" svg:height="0.763cm" svg:x="17.192cm" svg:y="11.349cm">
          <draw:text-box>
            <text:p text:style-name="P7"><text:span text:style-name="T1">#50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5T11:21:35.061151528</meta:creation-date>
    <dc:date>2024-07-01T17:48:40.645215561</dc:date>
    <meta:editing-duration>PT43M28S</meta:editing-duration>
    <meta:editing-cycles>10</meta:editing-cycles>
    <meta:generator>LibreOffice/7.3.7.2$Linux_X86_64 LibreOffice_project/30$Build-2</meta:generator>
    <meta:print-date>2024-05-21T13:17:14.510000000</meta:print-date>
    <meta:printed-by>PDF files</meta:printed-by>
    <meta:document-statistic meta:object-count="41"/>
  </office:meta>
</office:document-meta>
</file>